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Noto Serif CJK KR1" svg:font-family="'Noto Serif CJK KR'" style:font-family-generic="roman" style:font-pitch="variable"/>
    <style:font-face style:name="Noto Serif CJK KR" svg:font-family="'Noto Serif CJK K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8.5cm" style:rel-column-width="32767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edbe" officeooo:paragraph-rsid="0019edbe"/>
    </style:style>
    <style:style style:name="P2" style:family="paragraph" style:parent-style-name="Standard">
      <style:text-properties officeooo:rsid="001adcd5" officeooo:paragraph-rsid="001adcd5"/>
    </style:style>
    <style:style style:name="T1" style:family="text">
      <style:text-properties officeooo:rsid="001ad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세미 프로젝트 산출물</text:p>
      <text:p text:style-name="P1"/>
      <text:p text:style-name="P1">1. 프로젝트 주제</text:p>
      <text:p text:style-name="P1"/>
      <text:p text:style-name="P1">2. 개발 환경</text:p>
      <text:p text:style-name="P1"/>
      <text:p text:style-name="P2">3. 개발 목적</text:p>
      <text:p text:style-name="P1"/>
      <text:p text:style-name="P1"><text:span text:style-name="T1">4</text:span>. 주요 기술</text:p>
      <text:p text:style-name="P1"/>
      <text:p text:style-name="P1"><text:span text:style-name="T1">5</text:span>. 주요 기능</text:p>
      <text:p text:style-name="P1"/>
      <table:table table:name="표1" table:style-name="표1">
        <table:table-column table:style-name="표1.A" table:number-columns-repeated="2"/>
        <table:table-row table:style-name="TableLine1977041840000">
          <table:table-cell table:style-name="표1.A1" office:value-type="string">
            <text:p text:style-name="Table_20_Contents">화면</text:p>
          </table:table-cell>
          <table:table-cell table:style-name="표1.B1" office:value-type="string">
            <text:p text:style-name="Table_20_Contents">설명</text:p>
            <text:p text:style-name="Table_20_Contents">- 사용 기술 위주로</text:p>
          </table:table-cell>
        </table:table-row>
      </table:table>
      <text:p text:style-name="P1"/>
      <text:p text:style-name="P2">6. 총평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Noto Serif CJK KR1" svg:font-family="'Noto Serif CJK KR'" style:font-family-generic="roman" style:font-pitch="variable"/>
    <style:font-face style:name="Noto Serif CJK KR" svg:font-family="'Noto Serif CJK K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1" fo:font-size="12pt" fo:language="none" fo:country="none" style:font-name-asian="Noto Serif CJK KR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ko" style:country-asian="KR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18:24:06.685000000</dc:date>
    <meta:editing-duration>PT8H32M28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10" meta:word-count="51" meta:character-count="73" meta:non-whitespace-character-count="57"/>
  </office:meta>
</office:document-meta>
</file>